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5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4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93" draw:master-page-name="Master1-Layout2-obj-Titel-og-indholdsobjekt" presentation:presentation-page-layout-name="Master1-PPL2" draw:id="Slide-257">
        <draw:custom-shape svg:x="11.32206in" svg:y="0in" svg:width="2.53653in" svg:height="0.63952in" draw:id="id63" draw:style-name="a397" draw:name="Rektangel 3">
          <svg:title/>
          <svg:desc/>
          <text:p text:style-name="a396" text:class-names="" text:cond-style-name=""><text:span text:style-name="a394" text:class-names="">Q-ETL</text:span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398" draw:master-page-name="Master1-Layout2-obj-Titel-og-indholdsobjekt" presentation:presentation-page-layout-name="Master1-PPL2" draw:id="Slide-259">
        <draw:custom-shape svg:x="11.32206in" svg:y="0in" svg:width="2.53653in" svg:height="0.63952in" draw:id="id64" draw:style-name="a402" draw:name="Rektangel 3">
          <svg:title/>
          <svg:desc/>
          <text:p text:style-name="a401" text:class-names="" text:cond-style-name=""><text:span text:style-name="a399" text:class-names="">Q-ETL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0619in" svg:y="0in" svg:width="7.12715in" svg:height="7.5in" draw:id="id65" draw:style-name="a406" draw:name="Rektangel 1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5407in" svg:y="6.86048in" svg:width="2.53653in" svg:height="0.63952in" draw:id="id66" draw:style-name="a410" draw:name="Rektangel 2">
          <svg:title/>
          <svg:desc/>
          <text:p text:style-name="a409" text:class-names="" text:cond-style-name=""><text:span text:style-name="a407" text:class-names="">Q-ETL</text:span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11" draw:master-page-name="Master1-Layout1-title-Titelslide" presentation:presentation-page-layout-name="Master1-PPL1" draw:id="Slide-258">
        <draw:custom-shape svg:x="11.71134in" svg:y="0in" svg:width="1.62199in" svg:height="7.5in" draw:id="id67" draw:style-name="a415" draw:name="Rektangel 3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5407in" svg:y="6.86048in" svg:width="2.53653in" svg:height="0.63952in" draw:id="id68" draw:style-name="a419" draw:name="Rektangel 4">
          <svg:title/>
          <svg:desc/>
          <text:p text:style-name="a418" text:class-names="" text:cond-style-name=""><text:span text:style-name="a416" text:class-names="">Q-ETL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og indholdsobjek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fsnits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dholdsobjekt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Ku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dhold med billed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lede med billed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og lodre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et ti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linear" draw:angle="0" draw:start-color="#ffffff" draw:end-color="#77c840" draw:start-intensity="100%" draw:end-intensity="100%"/>
    <draw:gradient draw:name="a92" draw:style="linear" draw:angle="0" draw:start-color="#ffffff" draw:end-color="#77c840" draw:start-intensity="100%" draw:end-intensity="100%"/>
    <draw:gradient draw:name="a405" draw:style="linear" draw:angle="900" draw:start-color="#ffffff" draw:end-color="#77c840" draw:start-intensity="100%" draw:end-intensity="100%"/>
    <draw:gradient draw:name="a414" draw:style="linear" draw:angle="0" draw:start-color="#ffffff" draw:end-color="#77c840" draw:start-intensity="100%" draw:end-intensity="100%"/>
    <draw:gradient draw:name="a35" draw:style="linear" draw:angle="0" draw:start-color="#ffffff" draw:end-color="#77c840" draw:start-intensity="100%" draw:end-intensity="100%"/>
    <draw:gradient draw:name="a226" draw:style="linear" draw:angle="0" draw:start-color="#ffffff" draw:end-color="#77c840" draw:start-intensity="100%" draw:end-intensity="100%"/>
    <draw:gradient draw:name="a357" draw:style="linear" draw:angle="0" draw:start-color="#ffffff" draw:end-color="#77c840" draw:start-intensity="100%" draw:end-intensity="100%"/>
    <draw:gradient draw:name="a297" draw:style="linear" draw:angle="0" draw:start-color="#ffffff" draw:end-color="#77c840" draw:start-intensity="100%" draw:end-intensity="100%"/>
    <draw:gradient draw:name="a166" draw:style="linear" draw:angle="0" draw:start-color="#ffffff" draw:end-color="#77c840" draw:start-intensity="100%" draw:end-intensity="100%"/>
    <draw:gradient draw:name="a244" draw:style="linear" draw:angle="0" draw:start-color="#ffffff" draw:end-color="#77c840" draw:start-intensity="100%" draw:end-intensity="100%"/>
    <draw:gradient draw:name="a114" draw:style="linear" draw:angle="0" draw:start-color="#ffffff" draw:end-color="#77c840" draw:start-intensity="100%" draw:end-intensity="100%"/>
    <draw:gradient draw:name="a57" draw:style="linear" draw:angle="0" draw:start-color="#ffffff" draw:end-color="#77c840" draw:start-intensity="100%" draw:end-intensity="100%"/>
    <draw:gradient draw:name="a392" draw:style="linear" draw:angle="0" draw:start-color="#ffffff" draw:end-color="#77c840" draw:start-intensity="100%" draw:end-intensity="100%"/>
    <draw:gradient draw:name="a322" draw:style="linear" draw:angle="0" draw:start-color="#ffffff" draw:end-color="#77c840" draw:start-intensity="100%" draw:end-intensity="100%"/>
    <draw:gradient draw:name="a258" draw:style="linear" draw:angle="0" draw:start-color="#ffffff" draw:end-color="#77c84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1">
      <draw:frame draw:id="id0" presentation:style-name="a5" draw:name="Pladsholder til titel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Klik for at redigere titeltypografien i masteren</text:span><text:span text:style-name="a3" text:class-names=""/></text:p>
        </draw:text-box>
        <svg:title/>
        <svg:desc/>
      </draw:frame>
      <draw:frame draw:id="id1" presentation:style-name="a22" draw:name="Pladsholder til tekst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Klik for at redigere teksttypografierne i master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Andet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emt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Pladsholder til dato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Pladsholder til sidefod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Pladsholder til slidenummer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elslide" style:page-layout-name="pageLayout1" draw:style-name="a36">
      <draw:frame draw:id="id5" presentation:style-name="a40" draw:name="Titel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Klik for at redigere titeltypografien i masteren</text:span><text:span text:style-name="a38" text:class-names=""/></text:p>
        </draw:text-box>
        <svg:title/>
        <svg:desc/>
      </draw:frame>
      <draw:frame draw:id="id6" presentation:style-name="a44" draw:name="Undertitel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Klik for at redigere undertiteltypografien i masteren</text:span><text:span text:style-name="a42" text:class-names=""/></text:p>
        </draw:text-box>
        <svg:title/>
        <svg:desc/>
      </draw:frame>
      <draw:frame draw:id="id7" presentation:style-name="a49" draw:name="Pladsholder til dato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Pladsholder til sidefod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Pladsholder til slidenummer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el-og-indholdsobjekt" style:page-layout-name="pageLayout1" draw:style-name="a58">
      <draw:frame draw:id="id10" presentation:style-name="a62" draw:name="Titel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Klik for at redigere titeltypografien i masteren</text:span><text:span text:style-name="a60" text:class-names=""/></text:p>
        </draw:text-box>
        <svg:title/>
        <svg:desc/>
      </draw:frame>
      <draw:frame draw:id="id11" presentation:style-name="a79" draw:name="Pladsholder til indhold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Klik for at redigere teksttypografierne i mastere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Andet niveau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emte niveau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Pladsholder til dato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Pladsholder til sidefod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Pladsholder til slidenummer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Afsnitsoverskrift" style:page-layout-name="pageLayout1" draw:style-name="a93">
      <draw:frame draw:id="id15" presentation:style-name="a97" draw:name="Titel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Klik for at redigere titeltypografien i masteren</text:span><text:span text:style-name="a95" text:class-names=""/></text:p>
        </draw:text-box>
        <svg:title/>
        <svg:desc/>
      </draw:frame>
      <draw:frame draw:id="id16" presentation:style-name="a101" draw:name="Pladsholder til tekst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Klik for at redigere teksttypografierne i masteren</text:span></text:p>
            </text:list-item>
          </text:list>
        </draw:text-box>
        <svg:title/>
        <svg:desc/>
      </draw:frame>
      <draw:frame draw:id="id17" presentation:style-name="a106" draw:name="Pladsholder til dato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Pladsholder til sidefod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Pladsholder til slidenummer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o-indholdsobjekter" style:page-layout-name="pageLayout1" draw:style-name="a115">
      <draw:frame draw:id="id20" presentation:style-name="a119" draw:name="Titel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Klik for at redigere titeltypografien i masteren</text:span><text:span text:style-name="a117" text:class-names=""/></text:p>
        </draw:text-box>
        <svg:title/>
        <svg:desc/>
      </draw:frame>
      <draw:frame draw:id="id21" presentation:style-name="a136" draw:name="Pladsholder til indhold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Klik for at redigere teksttypografierne i mastere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Andet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emte niveau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Pladsholder til indhold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Klik for at redigere teksttypografierne i mastere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Andet niveau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emte niveau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Pladsholder til dato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Pladsholder til sidefod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Pladsholder til slidenummer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Sammenligning" style:page-layout-name="pageLayout1" draw:style-name="a167">
      <draw:frame draw:id="id26" presentation:style-name="a171" draw:name="Titel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Klik for at redigere titeltypografien i masteren</text:span><text:span text:style-name="a169" text:class-names=""/></text:p>
        </draw:text-box>
        <svg:title/>
        <svg:desc/>
      </draw:frame>
      <draw:frame draw:id="id27" presentation:style-name="a175" draw:name="Pladsholder til tekst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Klik for at redigere teksttypografierne i masteren</text:span></text:p>
            </text:list-item>
          </text:list>
        </draw:text-box>
        <svg:title/>
        <svg:desc/>
      </draw:frame>
      <draw:frame draw:id="id28" presentation:style-name="a192" draw:name="Pladsholder til indhold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Klik for at redigere teksttypografierne i mastere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Andet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emt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Pladsholder til tekst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 for at redigere teksttypografierne i masteren</text:span></text:p>
            </text:list-item>
          </text:list>
        </draw:text-box>
        <svg:title/>
        <svg:desc/>
      </draw:frame>
      <draw:frame draw:id="id30" presentation:style-name="a213" draw:name="Pladsholder til indhold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Klik for at redigere teksttypografierne i mastere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Andet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emt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Pladsholder til dato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Pladsholder til sidefod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Pladsholder til slidenummer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Kun-titel" style:page-layout-name="pageLayout1" draw:style-name="a227">
      <draw:frame draw:id="id34" presentation:style-name="a231" draw:name="Titel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Klik for at redigere titeltypografien i masteren</text:span><text:span text:style-name="a229" text:class-names=""/></text:p>
        </draw:text-box>
        <svg:title/>
        <svg:desc/>
      </draw:frame>
      <draw:frame draw:id="id35" presentation:style-name="a236" draw:name="Pladsholder til dato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Pladsholder til sidefod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Pladsholder til slidenummer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Tom" style:page-layout-name="pageLayout1" draw:style-name="a245">
      <draw:frame draw:id="id38" presentation:style-name="a250" draw:name="Pladsholder til dato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Pladsholder til sidefod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Pladsholder til slidenummer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Indhold-med-billedtekst" style:page-layout-name="pageLayout1" draw:style-name="a259">
      <draw:frame draw:id="id41" presentation:style-name="a263" draw:name="Titel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Klik for at redigere titeltypografien i masteren</text:span><text:span text:style-name="a261" text:class-names=""/></text:p>
        </draw:text-box>
        <svg:title/>
        <svg:desc/>
      </draw:frame>
      <draw:frame draw:id="id42" presentation:style-name="a280" draw:name="Pladsholder til indhold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Klik for at redigere teksttypografierne i master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Andet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emt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Pladsholder til tekst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Klik for at redigere teksttypografierne i masteren</text:span></text:p>
            </text:list-item>
          </text:list>
        </draw:text-box>
        <svg:title/>
        <svg:desc/>
      </draw:frame>
      <draw:frame draw:id="id44" presentation:style-name="a289" draw:name="Pladsholder til dato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Pladsholder til sidefod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Pladsholder til slidenummer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Billede-med-billedtekst" style:page-layout-name="pageLayout1" draw:style-name="a298">
      <draw:frame draw:id="id47" presentation:style-name="a302" draw:name="Titel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Klik for at redigere titeltypografien i masteren</text:span><text:span text:style-name="a300" text:class-names=""/></text:p>
        </draw:text-box>
        <svg:title/>
        <svg:desc/>
      </draw:frame>
      <draw:frame draw:id="id48" presentation:style-name="a305" draw:name="Pladsholder til billede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Pladsholder til tekst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Klik for at redigere teksttypografierne i masteren</text:span></text:p>
            </text:list-item>
          </text:list>
        </draw:text-box>
        <svg:title/>
        <svg:desc/>
      </draw:frame>
      <draw:frame draw:id="id50" presentation:style-name="a314" draw:name="Pladsholder til dato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Pladsholder til sidefod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Pladsholder til slidenummer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el-og-lodret-tekst" style:page-layout-name="pageLayout1" draw:style-name="a323">
      <draw:frame draw:id="id53" presentation:style-name="a327" draw:name="Titel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Klik for at redigere titeltypografien i masteren</text:span><text:span text:style-name="a325" text:class-names=""/></text:p>
        </draw:text-box>
        <svg:title/>
        <svg:desc/>
      </draw:frame>
      <draw:frame draw:id="id54" presentation:style-name="a344" draw:name="Pladsholder til lodret tite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Klik for at redigere teksttypografierne i mastere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Andet niveau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emte niveau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Pladsholder til dato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Pladsholder til sidefod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Pladsholder til slidenumm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Lodret-titel-og-tekst" style:page-layout-name="pageLayout1" draw:style-name="a358">
      <draw:frame draw:id="id58" presentation:style-name="a362" draw:name="Lodret tite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Klik for at redigere titeltypografien i masteren</text:span><text:span text:style-name="a360" text:class-names=""/></text:p>
        </draw:text-box>
        <svg:title/>
        <svg:desc/>
      </draw:frame>
      <draw:frame draw:id="id59" presentation:style-name="a379" draw:name="Pladsholder til lodret tite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Klik for at redigere teksttypografierne i mastere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Andet niveau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emte niveau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Pladsholder til dato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Pladsholder til sidefod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Pladsholder til slidenummer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Morten Fuglsang</meta:initial-creator>
    <dc:creator>Morten Fuglsang</dc:creator>
    <meta:creation-date>2024-11-02T07:23:52Z</meta:creation-date>
    <dc:date>2024-11-02T07:32:11Z</dc:date>
    <meta:editing-cycles>1</meta:editing-cycles>
    <meta:editing-duration>PT499S</meta:editing-duration>
    <meta:document-statistic meta:paragraph-count="4" meta:word-count="4"/>
  </office:meta>
</office:document-meta>
</file>